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717d" officeooo:paragraph-rsid="001c717d"/>
    </style:style>
    <style:style style:name="P2" style:family="paragraph" style:parent-style-name="Standard">
      <style:text-properties officeooo:rsid="00151028" officeooo:paragraph-rsid="001c717d"/>
    </style:style>
    <style:style style:name="P3" style:family="paragraph" style:parent-style-name="Standard">
      <style:text-properties officeooo:rsid="001d131b" officeooo:paragraph-rsid="001d131b"/>
    </style:style>
    <style:style style:name="P4" style:family="paragraph" style:parent-style-name="Standard">
      <style:text-properties officeooo:rsid="001daa00" officeooo:paragraph-rsid="001daa00"/>
    </style:style>
    <style:style style:name="P5" style:family="paragraph" style:parent-style-name="Standard">
      <style:text-properties officeooo:rsid="001efb5b" officeooo:paragraph-rsid="001efb5b"/>
    </style:style>
    <style:style style:name="P6" style:family="paragraph" style:parent-style-name="Standard">
      <style:text-properties officeooo:rsid="0020de60" officeooo:paragraph-rsid="0020de60"/>
    </style:style>
    <style:style style:name="P7" style:family="paragraph" style:parent-style-name="Standard">
      <style:text-properties officeooo:rsid="00217671" officeooo:paragraph-rsid="00217671"/>
    </style:style>
    <style:style style:name="P8" style:family="paragraph" style:parent-style-name="Standard" style:master-page-name="Standard">
      <style:paragraph-properties style:page-number="auto"/>
      <style:text-properties officeooo:rsid="001c717d" officeooo:paragraph-rsid="001c717d"/>
    </style:style>
    <style:style style:name="T1" style:family="text">
      <style:text-properties officeooo:rsid="001c717d"/>
    </style:style>
    <style:style style:name="T2" style:family="text">
      <style:text-properties officeooo:rsid="00236603"/>
    </style:style>
    <style:style style:name="T3" style:family="text">
      <style:text-properties officeooo:rsid="002677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1.c</text:p>
      <text:p text:style-name="P1">2.c</text:p>
      <text:p text:style-name="P1">3.a</text:p>
      <text:p text:style-name="P1">4.c</text:p>
      <text:p text:style-name="P1">5.b</text:p>
      <text:p text:style-name="P1">6.<text:span text:style-name="T3">c</text:span></text:p>
      <text:p text:style-name="Standard">7.b</text:p>
      <text:p text:style-name="Standard">8.c</text:p>
      <text:p text:style-name="Standard">9.d</text:p>
      <text:p text:style-name="Standard">10.c</text:p>
      <text:p text:style-name="Standard">11.a</text:p>
      <text:p text:style-name="Standard">12.b</text:p>
      <text:p text:style-name="Standard">13.b</text:p>
      <text:p text:style-name="Standard">14.d</text:p>
      <text:p text:style-name="Standard">15.a</text:p>
      <text:p text:style-name="Standard">16.b</text:p>
      <text:p text:style-name="Standard">17.c</text:p>
      <text:p text:style-name="Standard">18.d</text:p>
      <text:p text:style-name="Standard">19.c</text:p>
      <text:p text:style-name="Standard">20.d</text:p>
      <text:p text:style-name="Standard">21.c</text:p>
      <text:p text:style-name="Standard">22.c</text:p>
      <text:p text:style-name="Standard">23.a</text:p>
      <text:p text:style-name="Standard">24.a</text:p>
      <text:p text:style-name="Standard">25.c</text:p>
      <text:p text:style-name="P2"><text:span text:style-name="T1">26</text:span>.c</text:p>
      <text:p text:style-name="P2"><text:soft-page-break/>2<text:span text:style-name="T1">7</text:span>.d</text:p>
      <text:p text:style-name="P2"><text:span text:style-name="T1">28</text:span>.a</text:p>
      <text:p text:style-name="P2"><text:span text:style-name="T1">29</text:span>.d</text:p>
      <text:p text:style-name="P2"><text:span text:style-name="T1">30</text:span>.b</text:p>
      <text:p text:style-name="P2"><text:span text:style-name="T1">31</text:span>.a</text:p>
      <text:p text:style-name="P2"><text:span text:style-name="T1">32</text:span>.b</text:p>
      <text:p text:style-name="P2"><text:span text:style-name="T1">33</text:span>.c</text:p>
      <text:p text:style-name="P2"><text:span text:style-name="T1">34</text:span>.a</text:p>
      <text:p text:style-name="P2"><text:span text:style-name="T1">35</text:span>.c</text:p>
      <text:p text:style-name="P3">36.c</text:p>
      <text:p text:style-name="P3">37.a</text:p>
      <text:p text:style-name="P3">38.a</text:p>
      <text:p text:style-name="P4">39.c</text:p>
      <text:p text:style-name="P4">40.b</text:p>
      <text:p text:style-name="P4">41.b</text:p>
      <text:p text:style-name="P5">42.c</text:p>
      <text:p text:style-name="P6">43.b</text:p>
      <text:p text:style-name="P6">44.a</text:p>
      <text:p text:style-name="P6">45.d</text:p>
      <text:p text:style-name="P6">46.c</text:p>
      <text:p text:style-name="P6">47.d</text:p>
      <text:p text:style-name="P7">48.b</text:p>
      <text:p text:style-name="P7">49.a</text:p>
      <text:p text:style-name="P7">50.<text:span text:style-name="T2">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6</meta:editing-cycles>
    <meta:creation-date>2019-05-16T16:41:00</meta:creation-date>
    <dc:date>2019-05-17T11:40:57.393957873</dc:date>
    <meta:editing-duration>PT1H18M11S</meta:editing-duration>
    <meta:generator>LibreOffice/5.1.6.2$Linux_X86_64 LibreOffice_project/10m0$Build-2</meta:generator>
    <meta:document-statistic meta:table-count="0" meta:image-count="0" meta:object-count="0" meta:page-count="2" meta:paragraph-count="50" meta:word-count="50" meta:character-count="191" meta:non-whitespace-character-count="19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